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6fdcb" style:font-weight-asian="bold" style:font-weight-complex="bold"/>
    </style:style>
    <style:style style:name="P2" style:family="paragraph" style:parent-style-name="Standard">
      <style:text-properties officeooo:paragraph-rsid="0006fdcb"/>
    </style:style>
    <style:style style:name="P3" style:family="paragraph" style:parent-style-name="Standard" style:master-page-name="Standard">
      <style:paragraph-properties style:page-number="1"/>
      <style:text-properties officeooo:paragraph-rsid="00076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officeooo:rsid="0006fdcb"/>
    </style:style>
    <style:style style:name="T6" style:family="text">
      <style:text-properties fo:color="#000000" officeooo:rsid="0006fdcb"/>
    </style:style>
    <style:style style:name="T7" style:family="text">
      <style:text-properties officeooo:rsid="00094b99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8" text:anchor-type="page" text:anchor-page-number="3" svg:x="5.4929in" svg:y="9.8472in" svg:width="2.5193in" svg:height="1.3335in" draw:z-index="47">
        <draw:text-box>
          <text:p text:style-name="P2"/>
        </draw:text-box>
      </draw:frame>
      <draw:frame draw:style-name="fr1" draw:name="Frame47" text:anchor-type="page" text:anchor-page-number="3" svg:x="2.8736in" svg:y="9.8472in" svg:width="2.5193in" svg:height="1.3335in" draw:z-index="46">
        <draw:text-box>
          <text:p text:style-name="P2"/>
        </draw:text-box>
      </draw:frame>
      <draw:frame draw:style-name="fr1" draw:name="Frame46" text:anchor-type="page" text:anchor-page-number="3" svg:x="0.2543in" svg:y="9.8472in" svg:width="2.5193in" svg:height="1.3335in" draw:z-index="45">
        <draw:text-box>
          <text:p text:style-name="P2"/>
        </draw:text-box>
      </draw:frame>
      <draw:frame draw:style-name="fr1" draw:name="Frame45" text:anchor-type="page" text:anchor-page-number="3" svg:x="5.4929in" svg:y="8.5138in" svg:width="2.5193in" svg:height="1.3335in" draw:z-index="44">
        <draw:text-box>
          <text:p text:style-name="P2"/>
        </draw:text-box>
      </draw:frame>
      <draw:frame draw:style-name="fr1" draw:name="Frame44" text:anchor-type="page" text:anchor-page-number="3" svg:x="2.8736in" svg:y="8.5138in" svg:width="2.5193in" svg:height="1.3335in" draw:z-index="43">
        <draw:text-box>
          <text:p text:style-name="P2"/>
        </draw:text-box>
      </draw:frame>
      <draw:frame draw:style-name="fr1" draw:name="Frame43" text:anchor-type="page" text:anchor-page-number="3" svg:x="0.2543in" svg:y="8.5138in" svg:width="2.5193in" svg:height="1.3335in" draw:z-index="42">
        <draw:text-box>
          <text:p text:style-name="P2"/>
        </draw:text-box>
      </draw:frame>
      <draw:frame draw:style-name="fr1" draw:name="Frame42" text:anchor-type="page" text:anchor-page-number="3" svg:x="5.4929in" svg:y="7.1807in" svg:width="2.5193in" svg:height="1.3335in" draw:z-index="41">
        <draw:text-box>
          <text:p text:style-name="P2"/>
        </draw:text-box>
      </draw:frame>
      <draw:frame draw:style-name="fr1" draw:name="Frame41" text:anchor-type="page" text:anchor-page-number="3" svg:x="2.8736in" svg:y="7.1807in" svg:width="2.5193in" svg:height="1.3335in" draw:z-index="40">
        <draw:text-box>
          <text:p text:style-name="P2"/>
        </draw:text-box>
      </draw:frame>
      <draw:frame draw:style-name="fr1" draw:name="Frame40" text:anchor-type="page" text:anchor-page-number="3" svg:x="0.2543in" svg:y="7.1807in" svg:width="2.5193in" svg:height="1.3335in" draw:z-index="39">
        <draw:text-box>
          <text:p text:style-name="P2"/>
        </draw:text-box>
      </draw:frame>
      <draw:frame draw:style-name="fr1" draw:name="Frame39" text:anchor-type="page" text:anchor-page-number="3" svg:x="5.4929in" svg:y="5.8472in" svg:width="2.5193in" svg:height="1.3335in" draw:z-index="38">
        <draw:text-box>
          <text:p text:style-name="P2"/>
        </draw:text-box>
      </draw:frame>
      <draw:frame draw:style-name="fr1" draw:name="Frame38" text:anchor-type="page" text:anchor-page-number="3" svg:x="2.8736in" svg:y="5.8472in" svg:width="2.5193in" svg:height="1.3335in" draw:z-index="37">
        <draw:text-box>
          <text:p text:style-name="P2"/>
        </draw:text-box>
      </draw:frame>
      <draw:frame draw:style-name="fr1" draw:name="Frame37" text:anchor-type="page" text:anchor-page-number="3" svg:x="0.2543in" svg:y="5.8472in" svg:width="2.5193in" svg:height="1.3335in" draw:z-index="36">
        <draw:text-box>
          <text:p text:style-name="P2"/>
        </draw:text-box>
      </draw:frame>
      <draw:frame draw:style-name="fr1" draw:name="Frame36" text:anchor-type="page" text:anchor-page-number="3" svg:x="5.4929in" svg:y="4.5138in" svg:width="2.5193in" svg:height="1.3335in" draw:z-index="35">
        <draw:text-box>
          <text:p text:style-name="P1">50 BRST BOYS 12-13</text:p>
          <text:p text:style-name="P2"><text:span text:style-name="T1">Brant</text:span> <text:span text:style-name="T3">Quincy</text:span></text:p>
          <text:p text:style-name="P2"><text:span text:style-name="T7">Heat </text:span>3, <text:span text:style-name="T7">Lane </text:span>6</text:p>
          <text:p text:style-name="P2"/>
          <text:p text:style-name="P2">TEAM2</text:p>
        </draw:text-box>
      </draw:frame>
      <draw:frame draw:style-name="fr1" draw:name="Frame35" text:anchor-type="page" text:anchor-page-number="3" svg:x="2.8736in" svg:y="4.5138in" svg:width="2.5193in" svg:height="1.3335in" draw:z-index="34">
        <draw:text-box>
          <text:p text:style-name="P1">50 BRST BOYS 12-13</text:p>
          <text:p text:style-name="P2"><text:span text:style-name="T1">Esmond</text:span> <text:span text:style-name="T3">Rogerson</text:span></text:p>
          <text:p text:style-name="P2"><text:span text:style-name="T7">Heat </text:span>3, <text:span text:style-name="T7">Lane </text:span>5</text:p>
          <text:p text:style-name="P2"/>
          <text:p text:style-name="P2">TEAM1</text:p>
        </draw:text-box>
      </draw:frame>
      <draw:frame draw:style-name="fr1" draw:name="Frame34" text:anchor-type="page" text:anchor-page-number="3" svg:x="0.2543in" svg:y="4.5138in" svg:width="2.5193in" svg:height="1.3335in" draw:z-index="33">
        <draw:text-box>
          <text:p text:style-name="P1">50 BRST BOYS 12-13</text:p>
          <text:p text:style-name="P2"><text:span text:style-name="T1">Jimmy</text:span> <text:span text:style-name="T3">Devon</text:span></text:p>
          <text:p text:style-name="P2"><text:span text:style-name="T7">Heat </text:span>3, <text:span text:style-name="T7">Lane </text:span>4</text:p>
          <text:p text:style-name="P2"/>
          <text:p text:style-name="P2">TEAM2</text:p>
        </draw:text-box>
      </draw:frame>
      <draw:frame draw:style-name="fr1" draw:name="Frame33" text:anchor-type="page" text:anchor-page-number="3" svg:x="5.4929in" svg:y="3.1807in" svg:width="2.5193in" svg:height="1.3335in" draw:z-index="32">
        <draw:text-box>
          <text:p text:style-name="P1">50 BRST BOYS 12-13</text:p>
          <text:p text:style-name="P2"><text:span text:style-name="T1">Lenny</text:span> <text:span text:style-name="T3">Stackes</text:span></text:p>
          <text:p text:style-name="P2"><text:span text:style-name="T7">Heat </text:span>3, <text:span text:style-name="T7">Lane </text:span>3</text:p>
          <text:p text:style-name="P2"/>
          <text:p text:style-name="P2">TEAM1</text:p>
        </draw:text-box>
      </draw:frame>
      <draw:frame draw:style-name="fr1" draw:name="Frame32" text:anchor-type="page" text:anchor-page-number="3" svg:x="2.8736in" svg:y="3.1807in" svg:width="2.5193in" svg:height="1.3335in" draw:z-index="31">
        <draw:text-box>
          <text:p text:style-name="P1">50 BRST BOYS 12-13</text:p>
          <text:p text:style-name="P2"><text:span text:style-name="T1">Newt</text:span> <text:span text:style-name="T3">Barnes</text:span></text:p>
          <text:p text:style-name="P2"><text:span text:style-name="T7">Heat </text:span>3, <text:span text:style-name="T7">Lane </text:span>2</text:p>
          <text:p text:style-name="P2"/>
          <text:p text:style-name="P2">TEAM2</text:p>
        </draw:text-box>
      </draw:frame>
      <draw:frame draw:style-name="fr1" draw:name="Frame31" text:anchor-type="page" text:anchor-page-number="3" svg:x="0.2543in" svg:y="3.1807in" svg:width="2.5193in" svg:height="1.3335in" draw:z-index="30">
        <draw:text-box>
          <text:p text:style-name="P1">50 BRST BOYS 12-13</text:p>
          <text:p text:style-name="P2"><text:span text:style-name="T1">Kolbey</text:span> <text:span text:style-name="T3">Homwood</text:span></text:p>
          <text:p text:style-name="P2"><text:span text:style-name="T7">Heat </text:span>3, <text:span text:style-name="T7">Lane </text:span>1</text:p>
          <text:p text:style-name="P2"/>
          <text:p text:style-name="P2">TEAM1</text:p>
        </draw:text-box>
      </draw:frame>
      <draw:frame draw:style-name="fr1" draw:name="Frame30" text:anchor-type="page" text:anchor-page-number="3" svg:x="5.4929in" svg:y="1.8472in" svg:width="2.5193in" svg:height="1.3335in" draw:z-index="29">
        <draw:text-box>
          <text:p text:style-name="P1">50 BRST BOYS 12-13</text:p>
          <text:p text:style-name="P2"><text:span text:style-name="T1">Samuel</text:span> <text:span text:style-name="T3">Kingsley</text:span></text:p>
          <text:p text:style-name="P2"><text:span text:style-name="T7">Heat </text:span>2, <text:span text:style-name="T7">Lane </text:span>6</text:p>
          <text:p text:style-name="P2"/>
          <text:p text:style-name="P2">TEAM2</text:p>
        </draw:text-box>
      </draw:frame>
      <draw:frame draw:style-name="fr1" draw:name="Frame29" text:anchor-type="page" text:anchor-page-number="3" svg:x="2.8736in" svg:y="1.8472in" svg:width="2.5193in" svg:height="1.3335in" draw:z-index="28">
        <draw:text-box>
          <text:p text:style-name="P1">50 BRST BOYS 12-13</text:p>
          <text:p text:style-name="P2"><text:span text:style-name="T1">Tristen</text:span> <text:span text:style-name="T3">Yap</text:span></text:p>
          <text:p text:style-name="P2"><text:span text:style-name="T7">Heat </text:span>2, <text:span text:style-name="T7">Lane </text:span>5</text:p>
          <text:p text:style-name="P2"/>
          <text:p text:style-name="P2">TEAM1</text:p>
        </draw:text-box>
      </draw:frame>
      <draw:frame draw:style-name="fr1" draw:name="Frame28" text:anchor-type="page" text:anchor-page-number="3" svg:x="0.2543in" svg:y="1.8472in" svg:width="2.5193in" svg:height="1.3335in" draw:z-index="27">
        <draw:text-box>
          <text:p text:style-name="P1">50 BRST BOYS 12-13</text:p>
          <text:p text:style-name="P2"><text:span text:style-name="T1">Fabian</text:span> <text:span text:style-name="T3">Earl</text:span></text:p>
          <text:p text:style-name="P2"><text:span text:style-name="T7">Heat </text:span>2, <text:span text:style-name="T7">Lane </text:span>4</text:p>
          <text:p text:style-name="P2"/>
          <text:p text:style-name="P2">TEAM2</text:p>
        </draw:text-box>
      </draw:frame>
      <draw:frame draw:style-name="fr1" draw:name="Frame27" text:anchor-type="page" text:anchor-page-number="3" svg:x="5.4929in" svg:y="0.5138in" svg:width="2.5193in" svg:height="1.3335in" draw:z-index="26">
        <draw:text-box>
          <text:p text:style-name="P1">50 BRST BOYS 12-13</text:p>
          <text:p text:style-name="P2"><text:span text:style-name="T1">Haven</text:span> <text:span text:style-name="T3">Wray</text:span></text:p>
          <text:p text:style-name="P2"><text:span text:style-name="T7">Heat </text:span>2, <text:span text:style-name="T7">Lane </text:span>3</text:p>
          <text:p text:style-name="P2"/>
          <text:p text:style-name="P2">TEAM1</text:p>
        </draw:text-box>
      </draw:frame>
      <draw:frame draw:style-name="fr1" draw:name="Frame26" text:anchor-type="page" text:anchor-page-number="3" svg:x="2.8736in" svg:y="0.5138in" svg:width="2.5193in" svg:height="1.3335in" draw:z-index="25">
        <draw:text-box>
          <text:p text:style-name="P1">50 BRST BOYS 12-13</text:p>
          <text:p text:style-name="P2"><text:span text:style-name="T1">Leopold </text:span><text:span text:style-name="T3">Belcher</text:span></text:p>
          <text:p text:style-name="P2"><text:span text:style-name="T5">Heat </text:span>2, <text:span text:style-name="T5">Lane </text:span>2</text:p>
          <text:p text:style-name="P2"/>
          <text:p text:style-name="P2">TEAM2</text:p>
        </draw:text-box>
      </draw:frame>
      <draw:frame draw:style-name="fr1" draw:name="Frame25" text:anchor-type="page" text:anchor-page-number="3" svg:x="0.2543in" svg:y="0.5138in" svg:width="2.5193in" svg:height="1.3335in" draw:z-index="24">
        <draw:text-box>
          <text:p text:style-name="P1">50 BRST BOYS 12-13</text:p>
          <text:p text:style-name="P2"><text:span text:style-name="T1">Hedley </text:span><text:span text:style-name="T3">Snider</text:span></text:p>
          <text:p text:style-name="P2"><text:span text:style-name="T5">Heat </text:span>2, <text:span text:style-name="T6">Lane</text:span><text:span text:style-name="T5"> </text:span>1</text:p>
          <text:p text:style-name="P2"/>
          <text:p text:style-name="P2">TEAM1</text:p>
        </draw:text-box>
      </draw:frame>
      <draw:frame draw:style-name="fr1" draw:name="Frame24" text:anchor-type="page" text:anchor-page-number="1" svg:x="5.4929in" svg:y="9.8472in" svg:width="2.5193in" svg:height="1.3335in" draw:z-index="23">
        <draw:text-box>
          <text:p text:style-name="P1">50 BRST BOYS 12-13</text:p>
          <text:p text:style-name="P2"><text:span text:style-name="T1">Cleo</text:span> <text:span text:style-name="T3">Lamar</text:span></text:p>
          <text:p text:style-name="P2"><text:span text:style-name="T7">Heat </text:span>1, <text:span text:style-name="T7">Lane </text:span>6</text:p>
          <text:p text:style-name="P2"/>
          <text:p text:style-name="P2">TEAM2</text:p>
        </draw:text-box>
      </draw:frame>
      <draw:frame draw:style-name="fr1" draw:name="Frame23" text:anchor-type="page" text:anchor-page-number="1" svg:x="2.8736in" svg:y="9.8472in" svg:width="2.5193in" svg:height="1.3335in" draw:z-index="22">
        <draw:text-box>
          <text:p text:style-name="P1">50 BRST BOYS 12-13</text:p>
          <text:p text:style-name="P2"><text:span text:style-name="T1">Dylan</text:span> <text:span text:style-name="T3">Ely</text:span></text:p>
          <text:p text:style-name="P2"><text:span text:style-name="T7">Heat </text:span>1, <text:span text:style-name="T7">Lane </text:span>5</text:p>
          <text:p text:style-name="P2"/>
          <text:p text:style-name="P2">TEAM1</text:p>
        </draw:text-box>
      </draw:frame>
      <draw:frame draw:style-name="fr1" draw:name="Frame22" text:anchor-type="page" text:anchor-page-number="1" svg:x="0.2543in" svg:y="9.8472in" svg:width="2.5193in" svg:height="1.3335in" draw:z-index="21">
        <draw:text-box>
          <text:p text:style-name="P1">50 BRST BOYS 12-13</text:p>
          <text:p text:style-name="P2"><text:span text:style-name="T1">Allison</text:span> <text:span text:style-name="T3">Irvine</text:span></text:p>
          <text:p text:style-name="P2"><text:span text:style-name="T7">Heat </text:span>1, <text:span text:style-name="T7">Lane </text:span>4</text:p>
          <text:p text:style-name="P2"/>
          <text:p text:style-name="P2">TEAM2</text:p>
        </draw:text-box>
      </draw:frame>
      <draw:frame draw:style-name="fr1" draw:name="Frame21" text:anchor-type="page" text:anchor-page-number="1" svg:x="5.4929in" svg:y="8.5138in" svg:width="2.5193in" svg:height="1.3335in" draw:z-index="20">
        <draw:text-box>
          <text:p text:style-name="P1">50 BRST BOYS 12-13</text:p>
          <text:p text:style-name="P2"><text:span text:style-name="T1">Jerald</text:span> <text:span text:style-name="T3">Howard</text:span></text:p>
          <text:p text:style-name="P2"><text:span text:style-name="T7">Heat </text:span>1, <text:span text:style-name="T7">Lane </text:span>3</text:p>
          <text:p text:style-name="P2"/>
          <text:p text:style-name="P2">TEAM1</text:p>
        </draw:text-box>
      </draw:frame>
      <draw:frame draw:style-name="fr1" draw:name="Frame20" text:anchor-type="page" text:anchor-page-number="1" svg:x="2.8736in" svg:y="8.5138in" svg:width="2.5193in" svg:height="1.3335in" draw:z-index="19">
        <draw:text-box>
          <text:p text:style-name="P1">50 BRST BOYS 12-13</text:p>
          <text:p text:style-name="P2"><text:span text:style-name="T2">Duff</text:span> <text:span text:style-name="T4">Rey</text:span></text:p>
          <text:p text:style-name="P2"><text:span text:style-name="T7">Heat </text:span>1, <text:span text:style-name="T7">Lane </text:span>2</text:p>
          <text:p text:style-name="P2"/>
          <text:p text:style-name="P2">TEAM2</text:p>
        </draw:text-box>
      </draw:frame>
      <draw:frame draw:style-name="fr1" draw:name="Frame19" text:anchor-type="page" text:anchor-page-number="1" svg:x="0.2543in" svg:y="8.5138in" svg:width="2.5193in" svg:height="1.3335in" draw:z-index="18">
        <draw:text-box>
          <text:p text:style-name="P1">50 BRST BOYS 12-13</text:p>
          <text:p text:style-name="P2"><text:span text:style-name="T1">Bryson</text:span> <text:span text:style-name="T3">Barr</text:span></text:p>
          <text:p text:style-name="P2"><text:span text:style-name="T7">Heat </text:span>1, <text:span text:style-name="T7">Lane </text:span>1</text:p>
          <text:p text:style-name="P2"/>
          <text:p text:style-name="P2">TEAM1</text:p>
        </draw:text-box>
      </draw:frame>
      <draw:frame draw:style-name="fr1" draw:name="Frame18" text:anchor-type="page" text:anchor-page-number="1" svg:x="5.4929in" svg:y="7.1807in" svg:width="2.5193in" svg:height="1.3335in" draw:z-index="17">
        <draw:text-box>
          <text:p text:style-name="P1">50 FLY BOYS 12-13</text:p>
          <text:p text:style-name="P2"><text:span text:style-name="T1">Harlan</text:span> <text:span text:style-name="T3">Morris</text:span></text:p>
          <text:p text:style-name="P2"><text:span text:style-name="T7">Heat </text:span>3, <text:span text:style-name="T7">Lane </text:span>6</text:p>
          <text:p text:style-name="P2"/>
          <text:p text:style-name="P2">TEAM2</text:p>
        </draw:text-box>
      </draw:frame>
      <draw:frame draw:style-name="fr1" draw:name="Frame17" text:anchor-type="page" text:anchor-page-number="1" svg:x="2.8736in" svg:y="7.1807in" svg:width="2.5193in" svg:height="1.3335in" draw:z-index="16">
        <draw:text-box>
          <text:p text:style-name="P1">50 FLY BOYS 12-13</text:p>
          <text:p text:style-name="P2"><text:span text:style-name="T1">Shirley</text:span> <text:span text:style-name="T3">Akers</text:span></text:p>
          <text:p text:style-name="P2"><text:span text:style-name="T7">Heat </text:span>3, <text:span text:style-name="T7">Lane </text:span>5</text:p>
          <text:p text:style-name="P2"/>
          <text:p text:style-name="P2">TEAM1</text:p>
        </draw:text-box>
      </draw:frame>
      <draw:frame draw:style-name="fr1" draw:name="Frame16" text:anchor-type="page" text:anchor-page-number="1" svg:x="0.2543in" svg:y="7.1807in" svg:width="2.5193in" svg:height="1.3335in" draw:z-index="15">
        <draw:text-box>
          <text:p text:style-name="P1">50 FLY BOYS 12-13</text:p>
          <text:p text:style-name="P2"><text:span text:style-name="T1">Wilf</text:span> <text:span text:style-name="T3">Grayson</text:span></text:p>
          <text:p text:style-name="P2"><text:span text:style-name="T7">Heat </text:span>3, <text:span text:style-name="T7">Lane </text:span>4</text:p>
          <text:p text:style-name="P2"/>
          <text:p text:style-name="P2">TEAM2</text:p>
        </draw:text-box>
      </draw:frame>
      <draw:frame draw:style-name="fr1" draw:name="Frame15" text:anchor-type="page" text:anchor-page-number="1" svg:x="5.4929in" svg:y="5.8472in" svg:width="2.5193in" svg:height="1.3335in" draw:z-index="14">
        <draw:text-box>
          <text:p text:style-name="P1">50 FLY BOYS 12-13</text:p>
          <text:p text:style-name="P2"><text:span text:style-name="T1">Osmond</text:span> <text:span text:style-name="T3">Paige</text:span></text:p>
          <text:p text:style-name="P2"><text:span text:style-name="T7">Heat </text:span>3, <text:span text:style-name="T7">Lane </text:span>3</text:p>
          <text:p text:style-name="P2"/>
          <text:p text:style-name="P2">TEAM1</text:p>
        </draw:text-box>
      </draw:frame>
      <draw:frame draw:style-name="fr1" draw:name="Frame14" text:anchor-type="page" text:anchor-page-number="1" svg:x="2.8736in" svg:y="5.8472in" svg:width="2.5193in" svg:height="1.3335in" draw:z-index="13">
        <draw:text-box>
          <text:p text:style-name="P1">50 FLY BOYS 12-13</text:p>
          <text:p text:style-name="P2"><text:span text:style-name="T1">Elvis</text:span> <text:span text:style-name="T3">Linvell</text:span></text:p>
          <text:p text:style-name="P2"><text:span text:style-name="T7">Heat </text:span>3, <text:span text:style-name="T7">Lane </text:span>2</text:p>
          <text:p text:style-name="P2"/>
          <text:p text:style-name="P2">TEAM2</text:p>
        </draw:text-box>
      </draw:frame>
      <draw:frame draw:style-name="fr1" draw:name="Frame13" text:anchor-type="page" text:anchor-page-number="1" svg:x="0.2543in" svg:y="5.8472in" svg:width="2.5193in" svg:height="1.3335in" draw:z-index="12">
        <draw:text-box>
          <text:p text:style-name="P1">50 FLY BOYS 12-13</text:p>
          <text:p text:style-name="P2"><text:span text:style-name="T1">Herb</text:span> <text:span text:style-name="T3">Cluster</text:span></text:p>
          <text:p text:style-name="P2"><text:span text:style-name="T7">Heat </text:span>3, <text:span text:style-name="T7">Lane </text:span>1</text:p>
          <text:p text:style-name="P2"/>
          <text:p text:style-name="P2">TEAM1</text:p>
        </draw:text-box>
      </draw:frame>
      <draw:frame draw:style-name="fr1" draw:name="Frame12" text:anchor-type="page" text:anchor-page-number="1" svg:x="5.4929in" svg:y="4.5138in" svg:width="2.5193in" svg:height="1.3335in" draw:z-index="11">
        <draw:text-box>
          <text:p text:style-name="P1">50 FLY BOYS 12-13</text:p>
          <text:p text:style-name="P2"><text:span text:style-name="T1">Thaddeus</text:span> <text:span text:style-name="T3">Benett</text:span></text:p>
          <text:p text:style-name="P2"><text:span text:style-name="T7">Heat </text:span>2, <text:span text:style-name="T7">Lane </text:span>6</text:p>
          <text:p text:style-name="P2"/>
          <text:p text:style-name="P2">TEAM2</text:p>
        </draw:text-box>
      </draw:frame>
      <draw:frame draw:style-name="fr1" draw:name="Frame11" text:anchor-type="page" text:anchor-page-number="1" svg:x="2.8736in" svg:y="4.5138in" svg:width="2.5193in" svg:height="1.3335in" draw:z-index="10">
        <draw:text-box>
          <text:p text:style-name="P1">50 FLY BOYS 12-13</text:p>
          <text:p text:style-name="P2"><text:span text:style-name="T1">Tennyson</text:span> <text:span text:style-name="T3">Ogden</text:span></text:p>
          <text:p text:style-name="P2"><text:span text:style-name="T7">Heat </text:span>2, <text:span text:style-name="T7">Lane </text:span>5</text:p>
          <text:p text:style-name="P2"/>
          <text:p text:style-name="P2">TEAM1</text:p>
        </draw:text-box>
      </draw:frame>
      <draw:frame draw:style-name="fr1" draw:name="Frame10" text:anchor-type="page" text:anchor-page-number="1" svg:x="0.2543in" svg:y="4.5138in" svg:width="2.5193in" svg:height="1.3335in" draw:z-index="9">
        <draw:text-box>
          <text:p text:style-name="P1">50 FLY BOYS 12-13</text:p>
          <text:p text:style-name="P2"><text:span text:style-name="T1">Landon</text:span> <text:span text:style-name="T3">Elmer</text:span></text:p>
          <text:p text:style-name="P2"><text:span text:style-name="T7">Heat </text:span>2, <text:span text:style-name="T7">Lane </text:span>4</text:p>
          <text:p text:style-name="P2"/>
          <text:p text:style-name="P2">TEAM2</text:p>
        </draw:text-box>
      </draw:frame>
      <draw:frame draw:style-name="fr1" draw:name="Frame9" text:anchor-type="page" text:anchor-page-number="1" svg:x="5.4929in" svg:y="3.1807in" svg:width="2.5193in" svg:height="1.3335in" draw:z-index="8">
        <draw:text-box>
          <text:p text:style-name="P1">50 FLY BOYS 12-13</text:p>
          <text:p text:style-name="P2"><text:span text:style-name="T1">Ogden</text:span> <text:span text:style-name="T3">Lincoln</text:span></text:p>
          <text:p text:style-name="P2"><text:span text:style-name="T7">Heat </text:span>2, <text:span text:style-name="T7">Lane </text:span>3</text:p>
          <text:p text:style-name="P2"/>
          <text:p text:style-name="P2">TEAM1</text:p>
        </draw:text-box>
      </draw:frame>
      <draw:frame draw:style-name="fr1" draw:name="Frame8" text:anchor-type="page" text:anchor-page-number="1" svg:x="2.8736in" svg:y="3.1807in" svg:width="2.5193in" svg:height="1.3335in" draw:z-index="7">
        <draw:text-box>
          <text:p text:style-name="P1">50 FLY BOYS 12-13</text:p>
          <text:p text:style-name="P2"><text:span text:style-name="T1">Han</text:span> <text:span text:style-name="T3">Swanson</text:span></text:p>
          <text:p text:style-name="P2"><text:span text:style-name="T7">Heat </text:span>2, <text:span text:style-name="T7">Lane </text:span>2</text:p>
          <text:p text:style-name="P2"/>
          <text:p text:style-name="P2">TEAM2</text:p>
        </draw:text-box>
      </draw:frame>
      <draw:frame draw:style-name="fr1" draw:name="Frame7" text:anchor-type="page" text:anchor-page-number="1" svg:x="0.2543in" svg:y="3.1807in" svg:width="2.5193in" svg:height="1.3335in" draw:z-index="6">
        <draw:text-box>
          <text:p text:style-name="P1">50 FLY BOYS 12-13</text:p>
          <text:p text:style-name="P2"><text:span text:style-name="T1">Theodore</text:span> <text:span text:style-name="T3">Wade</text:span></text:p>
          <text:p text:style-name="P2"><text:span text:style-name="T7">Heat </text:span>2, <text:span text:style-name="T7">Lane </text:span>1</text:p>
          <text:p text:style-name="P2"/>
          <text:p text:style-name="P2">TEAM1</text:p>
        </draw:text-box>
      </draw:frame>
      <draw:frame draw:style-name="fr1" draw:name="Frame6" text:anchor-type="page" text:anchor-page-number="1" svg:x="5.4929in" svg:y="1.8472in" svg:width="2.5193in" svg:height="1.3335in" draw:z-index="5">
        <draw:text-box>
          <text:p text:style-name="P1">50 FLY BOYS 12-13</text:p>
          <text:p text:style-name="P2"><text:span text:style-name="T1">Mary</text:span> <text:span text:style-name="T3">Dale</text:span></text:p>
          <text:p text:style-name="P2"><text:span text:style-name="T7">Heat </text:span>1, <text:span text:style-name="T7">Lane </text:span>6</text:p>
          <text:p text:style-name="P2"/>
          <text:p text:style-name="P2">TEAM2</text:p>
        </draw:text-box>
      </draw:frame>
      <draw:frame draw:style-name="fr1" draw:name="Frame5" text:anchor-type="page" text:anchor-page-number="1" svg:x="2.8736in" svg:y="1.8472in" svg:width="2.5193in" svg:height="1.3335in" draw:z-index="4">
        <draw:text-box>
          <text:p text:style-name="P1">50 FLY BOYS 12-13</text:p>
          <text:p text:style-name="P2"><text:span text:style-name="T1">Katherine</text:span> <text:span text:style-name="T3">Emmet</text:span></text:p>
          <text:p text:style-name="P2"><text:span text:style-name="T7">Heat </text:span>1, <text:span text:style-name="T7">Lane </text:span>5</text:p>
          <text:p text:style-name="P2"/>
          <text:p text:style-name="P2">TEAM1</text:p>
        </draw:text-box>
      </draw:frame>
      <draw:frame draw:style-name="fr1" draw:name="Frame4" text:anchor-type="page" text:anchor-page-number="1" svg:x="0.2543in" svg:y="1.8472in" svg:width="2.5193in" svg:height="1.3335in" draw:z-index="3">
        <draw:text-box>
          <text:p text:style-name="P1">50 FLY BOYS 12-13</text:p>
          <text:p text:style-name="P2"><text:span text:style-name="T1">Anthony</text:span> <text:span text:style-name="T3">Chadwick</text:span></text:p>
          <text:p text:style-name="P2"><text:span text:style-name="T7">Heat </text:span>1, <text:span text:style-name="T7">Lane </text:span>4</text:p>
          <text:p text:style-name="P2"/>
          <text:p text:style-name="P2">TEAM2</text:p>
        </draw:text-box>
      </draw:frame>
      <draw:frame draw:style-name="fr1" draw:name="Frame3" text:anchor-type="page" text:anchor-page-number="1" svg:x="5.4929in" svg:y="0.5138in" svg:width="2.5193in" svg:height="1.3335in" draw:z-index="2">
        <draw:text-box>
          <text:p text:style-name="P1">50 FLY BOYS 12-13</text:p>
          <text:p text:style-name="P2"><text:span text:style-name="T1">Joelle</text:span> <text:span text:style-name="T3">Jack</text:span></text:p>
          <text:p text:style-name="P2"><text:span text:style-name="T7">Heat </text:span>1, <text:span text:style-name="T7">Lane </text:span>3</text:p>
          <text:p text:style-name="P2"/>
          <text:p text:style-name="P2">TEAM1</text:p>
        </draw:text-box>
      </draw:frame>
      <draw:frame draw:style-name="fr1" draw:name="Frame2" text:anchor-type="page" text:anchor-page-number="1" svg:x="2.8736in" svg:y="0.5138in" svg:width="2.5193in" svg:height="1.3335in" draw:z-index="1">
        <draw:text-box>
          <text:p text:style-name="P1">50 FLY BOYS 12-13</text:p>
          <text:p text:style-name="P2"><text:span text:style-name="T1">Brodie </text:span><text:span text:style-name="T3">Senior</text:span></text:p>
          <text:p text:style-name="P2"><text:span text:style-name="T5">Heat </text:span>1, <text:span text:style-name="T5">Lane </text:span>2</text:p>
          <text:p text:style-name="P2"/>
          <text:p text:style-name="P2">TEAM2</text:p>
        </draw:text-box>
      </draw:frame>
      <draw:frame draw:style-name="fr1" draw:name="Frame1" text:anchor-type="page" text:anchor-page-number="1" svg:x="0.2543in" svg:y="0.5138in" svg:width="2.5193in" svg:height="1.3335in" draw:z-index="0">
        <draw:text-box>
          <text:p text:style-name="P1">50 FLY BOYS 12-13</text:p>
          <text:p text:style-name="P2"><text:span text:style-name="T1">LUKE </text:span><text:span text:style-name="T3">ROSEMANOCYTE</text:span></text:p>
          <text:p text:style-name="P2"><text:span text:style-name="T5">Heat </text:span>1, <text:span text:style-name="T6">Lane</text:span><text:span text:style-name="T5"> </text:span>1</text:p>
          <text:p text:style-name="P2"/>
          <text:p text:style-name="P2">TEAM1</text:p>
        </draw:text-box>
      </draw:frame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>
      <style:graphic-properties svg:width="2.5193in" svg:height="1.333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" style:paper-tray-name="" style:print-orientation="portrait" fo:margin-top="0.5138in" fo:margin-bottom="0in" fo:margin-left="0.2543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5.2$MacOSX_X86_64 LibreOffice_project/a726b36747cf2001e06b58ad5db1aa3a9a1872d6</meta:generator>
    <meta:creation-date>2022-03-08T15:46:43.813200497</meta:creation-date>
    <dc:date>2022-03-08T16:09:51.728477905</dc:date>
    <meta:editing-cycles>3</meta:editing-cycles>
    <meta:editing-duration>PT3M35S</meta:editing-duration>
    <meta:document-statistic meta:table-count="0" meta:image-count="0" meta:object-count="0" meta:page-count="3" meta:paragraph-count="144" meta:word-count="396" meta:character-count="1764" meta:non-whitespace-character-count="1512"/>
  </office:meta>
</office:document-meta>
</file>